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7486in"/>
    </style:style>
    <style:style style:name="TableColumn3" style:family="table-column">
      <style:table-column-properties style:column-width="4.7006in"/>
    </style:style>
    <style:style style:name="Table1" style:family="table" style:master-page-name="MP0">
      <style:table-properties style:width="6.4493in" fo:margin-left="0in" table:align="left"/>
    </style:style>
    <style:style style:name="TableRow4" style:family="table-row">
      <style:table-row-properties style:min-row-height="0.5833in"/>
    </style:style>
    <style:style style:name="TableCell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</style:style>
    <style:style style:name="P7" style:parent-style-name="Normal" style:family="paragraph">
      <style:paragraph-properties fo:text-align="center" fo:margin-bottom="0in" fo:line-height="100%"/>
    </style:style>
    <style:style style:name="TableCell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 fo:line-height="100%"/>
    </style:style>
    <style:style style:name="TableRow10" style:family="table-row">
      <style:table-row-properties style:min-row-height="0.2958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>
        <style:tab-stops>
          <style:tab-stop style:type="left" style:position="5.3333in"/>
        </style:tab-stops>
      </style:paragraph-properties>
    </style:style>
    <style:style style:name="P15" style:parent-style-name="Normal" style:family="paragraph">
      <style:paragraph-properties>
        <style:tab-stops>
          <style:tab-stop style:type="left" style:position="3.15in"/>
        </style:tab-stops>
      </style:paragraph-properties>
    </style:style>
    <style:style style:name="P16" style:parent-style-name="Normal" style:family="paragraph">
      <style:paragraph-properties>
        <style:tab-stops>
          <style:tab-stop style:type="left" style:position="1.575in"/>
          <style:tab-stop style:type="left" style:position="3.5437in"/>
          <style:tab-stop style:type="left" style:position="4.725in"/>
        </style:tab-stops>
      </style:paragraph-properties>
    </style:style>
    <style:style style:name="P17" style:parent-style-name="Normal" style:family="paragraph">
      <style:paragraph-properties>
        <style:tab-stops>
          <style:tab-stop style:type="left" style:position="1.575in"/>
          <style:tab-stop style:type="left" style:position="3.5437in"/>
          <style:tab-stop style:type="left" style:position="4.725in"/>
        </style:tab-stops>
      </style:paragraph-properties>
    </style:style>
    <style:style style:name="P18" style:parent-style-name="Normal" style:family="paragraph">
      <style:paragraph-properties>
        <style:tab-stops>
          <style:tab-stop style:type="left" style:position="1.575in"/>
          <style:tab-stop style:type="left" style:position="3.9375in"/>
        </style:tab-stops>
      </style:paragraph-properties>
    </style:style>
    <style:style style:name="TableColumn20" style:family="table-column">
      <style:table-column-properties style:column-width="6.4493in"/>
    </style:style>
    <style:style style:name="Table19" style:family="table">
      <style:table-properties style:width="6.4493in" fo:margin-left="0in" table:align="lef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>
        <style:tab-stops>
          <style:tab-stop style:type="left" style:position="1.575in"/>
          <style:tab-stop style:type="left" style:position="3.9375in"/>
        </style:tab-stops>
      </style:paragraph-properties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1.575in"/>
          <style:tab-stop style:type="left" style:position="3.9375in"/>
        </style:tab-stops>
      </style:paragraph-properties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1.575in"/>
          <style:tab-stop style:type="left" style:position="3.9375in"/>
        </style:tab-stops>
      </style:paragraph-properties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1.575in"/>
          <style:tab-stop style:type="left" style:position="3.9375in"/>
        </style:tab-stops>
      </style:paragraph-properties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1.575in"/>
          <style:tab-stop style:type="left" style:position="3.9375in"/>
        </style:tab-stops>
      </style:paragraph-properties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1.575in"/>
          <style:tab-stop style:type="left" style:position="3.9375in"/>
        </style:tab-stops>
      </style:paragraph-properties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1.575in"/>
          <style:tab-stop style:type="left" style:position="3.9375in"/>
        </style:tab-stops>
      </style:paragraph-properties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1.575in"/>
          <style:tab-stop style:type="left" style:position="3.9375in"/>
        </style:tab-stops>
      </style:paragraph-properties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1.575in"/>
          <style:tab-stop style:type="left" style:position="3.9375in"/>
        </style:tab-stops>
      </style:paragraph-properties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1.575in"/>
          <style:tab-stop style:type="left" style:position="3.9375in"/>
        </style:tab-stops>
      </style:paragraph-properties>
    </style:style>
    <style:style style:name="P33" style:parent-style-name="Normal" style:family="paragraph">
      <style:paragraph-properties fo:margin-bottom="0in" fo:line-height="100%">
        <style:tab-stops>
          <style:tab-stop style:type="left" style:position="1.575in"/>
          <style:tab-stop style:type="left" style:position="3.9375in"/>
        </style:tab-stops>
      </style:paragraph-properties>
    </style:style>
    <style:style style:name="P34" style:parent-style-name="Normal" style:family="paragraph">
      <style:paragraph-properties>
        <style:tab-stops>
          <style:tab-stop style:type="left" style:position="1.575in"/>
          <style:tab-stop style:type="left" style:position="3.9375in"/>
        </style:tab-stops>
      </style:paragraph-properties>
    </style:style>
    <style:style style:name="TableColumn36" style:family="table-column">
      <style:table-column-properties style:column-width="4.4062in"/>
    </style:style>
    <style:style style:name="TableColumn37" style:family="table-column">
      <style:table-column-properties style:column-width="2.043in"/>
    </style:style>
    <style:style style:name="Table35" style:family="table">
      <style:table-properties style:width="6.4493in" fo:margin-left="0in" table:align="lef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42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43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44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45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46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47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48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49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50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51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52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53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54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55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56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57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61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62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63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64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65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66" style:parent-style-name="DefaultParagraphFont" style:family="text">
      <style:text-properties style:font-name="Times New Roman" fo:font-weight="bold" style:font-weight-asian="bold" style:font-weight-complex="bold" fo:color="#000000" fo:font-size="12pt" style:font-size-asian="12pt" style:font-size-complex="14p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70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71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72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73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74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75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76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77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78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81" style:parent-style-name="Normal" style:family="paragraph">
      <style:paragraph-properties fo:margin-bottom="0in" fo:line-height="100%"/>
      <style:text-properties style:font-name="Times New Roman" fo:font-size="14pt" style:font-size-asian="14pt" style:font-size-complex="14pt"/>
    </style:style>
    <style:style style:name="P82" style:parent-style-name="Normal" style:family="paragraph">
      <style:paragraph-properties>
        <style:tab-stops>
          <style:tab-stop style:type="left" style:position="0.3937in"/>
        </style:tab-stops>
      </style:paragraph-properties>
    </style:style>
    <style:style style:name="T83" style:parent-style-name="DefaultParagraphFont" style:family="text">
      <style:text-properties style:font-name="Times New Roman" style:font-weight-complex="bold" style:font-style-complex="italic" fo:color="#000000" fo:font-size="12pt" style:font-size-asian="12pt" style:font-size-complex="14pt"/>
    </style:style>
    <style:style style:name="T84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color="#000000" fo:font-size="12pt" style:font-size-asian="12pt" style:font-size-complex="14pt" style:text-underline-type="single" style:text-underline-style="solid" style:text-underline-width="auto" style:text-underline-mode="continuous"/>
    </style:style>
    <style:style style:name="T85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86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87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88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89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90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91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92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93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94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95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96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97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98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99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00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01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02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03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04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05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06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07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08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09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10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11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12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13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14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15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16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17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18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19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20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21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22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23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24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25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26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27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28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29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30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131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ableColumn133" style:family="table-column">
      <style:table-column-properties style:column-width="2.1493in"/>
    </style:style>
    <style:style style:name="TableColumn134" style:family="table-column">
      <style:table-column-properties style:column-width="2.7493in"/>
    </style:style>
    <style:style style:name="TableColumn135" style:family="table-column">
      <style:table-column-properties style:column-width="1.5506in"/>
    </style:style>
    <style:style style:name="Table132" style:family="table">
      <style:table-properties style:width="6.4493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none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139" style:parent-style-name="DefaultParagraphFont" style:family="text">
      <style:text-properties style:font-name="Times New Roman" style:font-name-asian="Times New Roman" fo:color="#000000" fo:font-size="12pt" style:font-size-asian="12pt" style:font-size-complex="14pt"/>
    </style:style>
    <style:style style:name="TableCell140" style:family="table-cell">
      <style:table-cell-properties fo:border="none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142" style:parent-style-name="DefaultParagraphFont" style:family="text">
      <style:text-properties style:font-name="Times New Roman" style:font-name-asian="Times New Roman" fo:color="#000000" fo:font-size="12pt" style:font-size-asian="12pt" style:font-size-complex="14pt"/>
    </style:style>
    <style:style style:name="T143" style:parent-style-name="DefaultParagraphFont" style:family="text">
      <style:text-properties style:font-name="Times New Roman" fo:color="#000000" fo:font-size="12pt" style:font-size-asian="12pt" style:font-size-complex="14pt"/>
    </style:style>
    <style:style style:name="TableCell144" style:family="table-cell">
      <style:table-cell-properties fo:border="none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146" style:parent-style-name="DefaultParagraphFont" style:family="text">
      <style:text-properties style:font-name="Times New Roman" style:font-name-asian="Times New Roman" fo:color="#000000" fo:font-size="12pt" style:font-size-asian="12pt" style:font-size-complex="14pt"/>
    </style:style>
    <style:style style:name="P147" style:parent-style-name="Normal" style:family="paragraph">
      <style:text-properties style:font-name="Times New Roman" fo:font-size="14pt" style:font-size-asian="14pt" style:font-size-complex="14pt"/>
    </style:style>
    <style:style style:name="P148" style:parent-style-name="Normal" style:family="paragraph">
      <style:paragraph-properties fo:break-before="page"/>
      <style:text-properties style:font-name="Times New Roman" fo:font-size="14pt" style:font-size-asian="14pt" style:font-size-complex="14pt" fo:hyphenate="true"/>
    </style:style>
    <style:style style:name="P149" style:parent-style-name="Normal" style:family="paragraph">
      <style:text-properties style:font-name="Times New Roman" fo:font-size="14pt" style:font-size-asian="14pt" style:font-size-complex="14pt"/>
    </style:style>
    <style:style style:name="P150" style:parent-style-name="Normal" style:family="paragraph">
      <style:text-properties style:font-name="Times New Roman" fo:font-size="14pt" style:font-size-asian="14pt" style:font-size-complex="14pt"/>
    </style:style>
    <style:style style:name="P151" style:parent-style-name="Normal" style:family="paragraph">
      <style:text-properties style:font-name="Times New Roman" fo:font-size="14pt" style:font-size-asian="14pt" style:font-size-complex="14pt"/>
    </style:style>
    <style:style style:name="P152" style:parent-style-name="Normal" style:family="paragraph">
      <style:text-properties style:font-name="Times New Roman" fo:font-size="14pt" style:font-size-asian="14pt" style:font-size-complex="14pt"/>
    </style:style>
    <style:style style:name="P153" style:parent-style-name="Normal" style:family="paragraph">
      <style:text-properties style:font-name="Times New Roman" fo:font-size="14pt" style:font-size-asian="14pt" style:font-size-complex="14pt"/>
    </style:style>
    <style:style style:name="P154" style:parent-style-name="Normal" style:family="paragraph">
      <style:text-properties style:font-name="Times New Roman" fo:font-size="14pt" style:font-size-asian="14pt" style:font-size-complex="14pt"/>
    </style:style>
    <style:style style:name="P155" style:parent-style-name="Normal" style:family="paragraph">
      <style:text-properties style:font-name="Times New Roman" fo:font-size="14pt" style:font-size-asian="14pt" style:font-size-complex="14pt"/>
    </style:style>
    <style:style style:name="P156" style:parent-style-name="Normal" style:family="paragraph">
      <style:text-properties style:font-name="Times New Roman" fo:font-size="14pt" style:font-size-asian="14pt" style:font-size-complex="14pt"/>
    </style:style>
    <style:style style:name="P157" style:parent-style-name="Normal" style:family="paragraph">
      <style:text-properties style:font-name="Times New Roman" fo:font-size="14pt" style:font-size-asian="14pt" style:font-size-complex="14pt"/>
    </style:style>
    <style:style style:name="P158" style:parent-style-name="Normal" style:family="paragraph">
      <style:text-properties style:font-name="Times New Roman" fo:font-size="14pt" style:font-size-asian="14pt" style:font-size-complex="14pt"/>
    </style:style>
    <style:style style:name="P159" style:parent-style-name="Normal" style:family="paragraph">
      <style:text-properties style:font-name="Times New Roman" fo:font-size="14pt" style:font-size-asian="14pt" style:font-size-complex="14pt"/>
    </style:style>
    <style:style style:name="P160" style:parent-style-name="Normal" style:family="paragraph">
      <style:text-properties style:font-name="Times New Roman" fo:font-size="14pt" style:font-size-asian="14pt" style:font-size-complex="14pt"/>
    </style:style>
    <style:style style:name="P161" style:parent-style-name="Normal" style:family="paragraph">
      <style:text-properties style:font-name="Times New Roman" fo:font-size="14pt" style:font-size-asian="14pt" style:font-size-complex="14pt"/>
    </style:style>
    <style:style style:name="P162" style:parent-style-name="Normal" style:family="paragraph">
      <style:text-properties style:font-name="Times New Roman" fo:font-size="14pt" style:font-size-asian="14pt" style:font-size-complex="14pt"/>
    </style:style>
    <style:style style:name="P163" style:parent-style-name="Normal" style:family="paragraph">
      <style:text-properties style:font-name="Times New Roman" fo:font-size="14pt" style:font-size-asian="14pt" style:font-size-complex="14pt"/>
    </style:style>
    <style:style style:name="T164" style:parent-style-name="DefaultParagraphFont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rows-spanned="2">
            <text:p text:style-name="P6">CHI CỤC THÚ Y VÙNG V</text:p>
            <text:p text:style-name="P7"/>
          </table:table-cell>
          <table:table-cell table:style-name="TableCell8">
            <text:p text:style-name="P9">PHIẾU GIẢI QUYẾT HỒ<text:s/>SƠ</text:p>
          </table:table-cell>
        </table:table-row>
        <table:table-row table:style-name="TableRow10">
          <table:covered-table-cell>
            <text:p text:style-name="P11"/>
          </table:covered-table-cell>
          <table:table-cell table:style-name="TableCell12">
            <text:p text:style-name="P13">SỐ:/TYV5-TH</text:p>
          </table:table-cell>
        </table:table-row>
      </table:table>
      <text:p text:style-name="P14"><text:tab/></text:p>
      <text:p text:style-name="Normal">Tên đơn vị:</text:p>
      <text:p text:style-name="P15">Ngày nhận:<text:tab/>Ngày hẹn trả<text:s/>kết quả:</text:p>
      <text:p text:style-name="P16">Hình thức nhận:<text:tab/>Trực tiếp<text:tab/>Bưu điện<text:tab/>Khác</text:p>
      <text:p text:style-name="P17">Người nhận hồ<text:s/>sơ:</text:p>
      <text:p text:style-name="P18">Phòng chuyên môn:<text:s/><text:tab/>Ngày nhận<text:tab/>Ngày trả</text:p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P23">Hồ<text:s/>sơ gồm:</text:p>
            <text:p text:style-name="P24"/>
            <text:p text:style-name="P25"/>
            <text:p text:style-name="P26"/>
            <text:p text:style-name="P27"/>
            <text:p text:style-name="P28"/>
            <text:p text:style-name="P29"/>
            <text:p text:style-name="P30"/>
            <text:p text:style-name="P31"/>
            <text:p text:style-name="P32"/>
            <text:p text:style-name="P33"/>
          </table:table-cell>
        </table:table-row>
      </table:table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<text:span text:style-name="T41">Ý ki</text:span><text:span text:style-name="T42">ế</text:span><text:span text:style-name="T43">n c</text:span><text:span text:style-name="T44">ủ</text:span><text:span text:style-name="T45">a phòng, b</text:span><text:span text:style-name="T46">ộ</text:span><text:span text:style-name="T47"><text:s/>ph</text:span><text:span text:style-name="T48">ậ</text:span><text:span text:style-name="T49">n ch</text:span><text:span text:style-name="T50">ị</text:span><text:span text:style-name="T51">u trách nhi</text:span><text:span text:style-name="T52">ệ</text:span><text:span text:style-name="T53">m gi</text:span><text:span text:style-name="T54">ả</text:span><text:span text:style-name="T55">i quy</text:span><text:span text:style-name="T56">ế</text:span><text:span text:style-name="T57">t</text:span></text:p>
          </table:table-cell>
          <table:table-cell table:style-name="TableCell58">
            <text:p text:style-name="P59"><text:span text:style-name="T60">Ý ki</text:span><text:span text:style-name="T61">ế</text:span><text:span text:style-name="T62">n c</text:span><text:span text:style-name="T63">ủ</text:span><text:span text:style-name="T64">a ban lãnh đ</text:span><text:span text:style-name="T65">ạ</text:span><text:span text:style-name="T66">o</text:span></text:p>
          </table:table-cell>
        </table:table-row>
        <table:table-row table:style-name="TableRow67">
          <table:table-cell table:style-name="TableCell68">
            <text:p text:style-name="P69"/>
            <text:p text:style-name="P70"/>
            <text:p text:style-name="P71"/>
            <text:p text:style-name="P72"/>
            <text:p text:style-name="P73"/>
            <text:p text:style-name="P74"/>
            <text:p text:style-name="P75"/>
            <text:p text:style-name="P76"/>
            <text:p text:style-name="P77"/>
            <text:p text:style-name="P78"/>
          </table:table-cell>
          <table:table-cell table:style-name="TableCell79">
            <text:p text:style-name="P80"/>
          </table:table-cell>
        </table:table-row>
      </table:table>
      <text:p text:style-name="P81"/>
      <text:p text:style-name="P82"><text:span text:style-name="T83"><text:tab/></text:span><text:span text:style-name="T84">Ghi chú:</text:span><text:span text:style-name="T85"> H</text:span><text:span text:style-name="T86">ồ</text:span><text:span text:style-name="T87"><text:s/>sơ có ý ki</text:span><text:span text:style-name="T88">ế</text:span><text:span text:style-name="T89">m c</text:span><text:span text:style-name="T90">ủ</text:span><text:span text:style-name="T91">a th</text:span><text:span text:style-name="T92">ủ</text:span><text:span text:style-name="T93"><text:s/>trư</text:span><text:span text:style-name="T94">ở</text:span><text:span text:style-name="T95">ng (ho</text:span><text:span text:style-name="T96">ặ</text:span><text:span text:style-name="T97">c ngư</text:span><text:span text:style-name="T98">ờ</text:span><text:span text:style-name="T99">i đư</text:span><text:span text:style-name="T100">ợ</text:span><text:span text:style-name="T101">c<text:s/></text:span><text:span text:style-name="T102">ủ</text:span><text:span text:style-name="T103">y quy</text:span><text:span text:style-name="T104">ề</text:span><text:span text:style-name="T105">n) ph</text:span><text:span text:style-name="T106">ả</text:span><text:span text:style-name="T107">i đư</text:span><text:span text:style-name="T108">ợ</text:span><text:span text:style-name="T109">c giao l</text:span><text:span text:style-name="T110">ạ</text:span><text:span text:style-name="T111">i cho b</text:span><text:span text:style-name="T112">ộ</text:span><text:span text:style-name="T113"><text:s/>ph</text:span><text:span text:style-name="T114">ậ</text:span><text:span text:style-name="T115">n m</text:span><text:span text:style-name="T116">ộ</text:span><text:span text:style-name="T117">t c</text:span><text:span text:style-name="T118">ử</text:span><text:span text:style-name="T119">a trư</text:span><text:span text:style-name="T120">ớ</text:span><text:span text:style-name="T121">c 01 ngày<text:s/></text:span><text:span text:style-name="T122">so v</text:span><text:span text:style-name="T123">ớ</text:span><text:span text:style-name="T124">i ngày h</text:span><text:span text:style-name="T125">ẹ</text:span><text:span text:style-name="T126">n tr</text:span><text:span text:style-name="T127">ả</text:span><text:span text:style-name="T128"><text:s/>k</text:span><text:span text:style-name="T129">ế</text:span><text:span text:style-name="T130">t qu</text:span><text:span text:style-name="T131">ả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<text:span text:style-name="T139">Mã số: BM-02/TYV5-06</text:span></text:p>
          </table:table-cell>
          <table:table-cell table:style-name="TableCell140">
            <text:p text:style-name="P141"><text:span text:style-name="T142">Ngày ban hành: 02/11/2017</text:span><text:span text:style-name="T143">,</text:span></text:p>
          </table:table-cell>
          <table:table-cell table:style-name="TableCell144">
            <text:p text:style-name="P145"><text:span text:style-name="T146">Lần sửa đổi: 02</text:span></text:p>
          </table:table-cell>
        </table:table-row>
      </table:table>
      <text:p text:style-name="P147">asdasd</text:p>
      <text:p text:style-name="P148"/>
      <text:soft-page-break/>
      <text:p text:style-name="P149">Sdasds</text:p>
      <text:p text:style-name="P150">Sadasfds</text:p>
      <text:p text:style-name="P151">Fdsftgfew</text:p>
      <text:p text:style-name="P152">Rfaf</text:p>
      <text:p text:style-name="P153"><text:s/>R</text:p>
      <text:p text:style-name="P154">Fse</text:p>
      <text:p text:style-name="P155">F<text:s/>seaf</text:p>
      <text:p text:style-name="P156">Esf</text:p>
      <text:p text:style-name="P157">Sd g</text:p>
      <text:p text:style-name="P158">D</text:p>
      <text:p text:style-name="P159">Gs</text:p>
      <text:p text:style-name="P160">G<text:s/></text:p>
      <text:p text:style-name="P161">Sdf</text:p>
      <text:p text:style-name="P162">Df</text:p>
      <text:p text:style-name="P163">G<text:s/>d</text:p>
      <text:p text:style-name="Normal"><text:span text:style-name="T164">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37in" style:print-orientation="portrait" fo:margin-top="0.7875in" fo:margin-left="1.3784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YK</meta:initial-creator>
    <dc:creator>YK</dc:creator>
    <meta:creation-date>2019-06-06T06:54:00Z</meta:creation-date>
    <dc:date>2019-06-06T07:34:00Z</dc:date>
    <meta:print-date>2019-05-14T07:34:00Z</meta:print-date>
    <meta:template xlink:href="Normal.dotm" xlink:type="simple"/>
    <meta:editing-cycles>8</meta:editing-cycles>
    <meta:editing-duration>PT600S</meta:editing-duration>
    <meta:document-statistic meta:page-count="2" meta:paragraph-count="1" meta:word-count="91" meta:character-count="615" meta:row-count="4" meta:non-whitespace-character-count="525"/>
  </office:meta>
</office:document-meta>
</file>